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margin-top="0cm"/>
    </style:style>
    <style:style style:name="T3_1" style:family="text"/>
    <style:style style:name="P4" style:family="paragraph" style:parent-style-name="Standard">
      <style:paragraph-properties fo:margin-top="0cm"/>
    </style:style>
    <style:style style:name="P5" style:family="paragraph" style:parent-style-name="Standard">
      <style:paragraph-properties fo:margin-top="0cm"/>
    </style:style>
    <style:style style:name="T5_1" style:family="text"/>
    <style:style style:name="T5_2" style:family="text" style:parent-style-name="Standard"/>
    <style:style style:name="P6" style:family="paragraph" style:parent-style-name="Normal"/>
    <style:style style:name="T6_1" style:family="text"/>
    <style:style style:name="P7" style:family="paragraph" style:parent-style-name="Standard">
      <style:paragraph-properties fo:margin-top="0cm"/>
    </style:style>
    <style:style style:name="P8" style:family="paragraph" style:parent-style-name="Standard">
      <style:paragraph-properties fo:margin-top="0cm"/>
    </style:style>
    <style:style style:name="T8_1" style:family="text">
      <style:text-properties fo:font-weight="bold" style:font-weight-asian="bold"/>
    </style:style>
    <style:style style:name="T8_2" style:family="text" style:parent-style-name="Standard"/>
    <style:style style:name="P9" style:family="paragraph" style:parent-style-name="Normal"/>
    <style:style style:name="T9_1" style:family="text"/>
    <style:style style:name="T9_2" style:family="text" style:parent-style-name="Standard"/>
    <style:style style:name="P10" style:family="paragraph" style:parent-style-name="Normal"/>
    <style:style style:name="T10_1" style:family="text"/>
    <style:style style:name="P11" style:family="paragraph" style:parent-style-name="Standard">
      <style:paragraph-properties fo:margin-top="0cm"/>
      <style:text-properties fo:font-weight="bold" style:font-weight-asian="bold"/>
    </style:style>
    <style:style style:name="P12" style:family="paragraph" style:parent-style-name="Standard">
      <style:paragraph-properties fo:margin-top="0cm"/>
    </style:style>
    <style:style style:name="T12_1" style:family="text"/>
    <style:style style:name="T12_2" style:family="text" style:parent-style-name="Standard"/>
    <style:style style:name="P13" style:family="paragraph" style:parent-style-name="Normal"/>
    <style:style style:name="T13_1" style:family="text"/>
    <style:style style:name="T13_2" style:family="text" style:parent-style-name="Standard"/>
    <style:style style:name="P14" style:family="paragraph" style:parent-style-name="Normal"/>
    <style:style style:name="T14_1" style:family="text"/>
    <style:style style:name="T14_2" style:family="text" style:parent-style-name="Standard"/>
    <style:style style:name="P15" style:family="paragraph" style:parent-style-name="Normal"/>
    <style:style style:name="T15_1" style:family="text"/>
    <style:style style:name="T15_2" style:family="text" style:parent-style-name="Standard"/>
    <style:style style:name="P16" style:family="paragraph" style:parent-style-name="Normal"/>
    <style:style style:name="T16_1" style:family="text"/>
    <style:style style:name="P17" style:family="paragraph" style:parent-style-name="Standard">
      <style:paragraph-properties fo:margin-top="0cm"/>
    </style:style>
    <style:style style:name="P18" style:family="paragraph" style:parent-style-name="Standard">
      <style:paragraph-properties fo:margin-top="0cm"/>
    </style:style>
    <style:style style:name="T18_1" style:family="text">
      <style:text-properties fo:font-weight="bold" style:font-weight-asian="bold"/>
    </style:style>
    <style:style style:name="P19" style:family="paragraph" style:parent-style-name="Standard">
      <style:paragraph-properties fo:margin-top="0cm"/>
      <style:text-properties fo:font-weight="bold" style:font-weight-asian="bold"/>
    </style:style>
    <style:style style:name="P20" style:family="paragraph" style:parent-style-name="Standard">
      <style:paragraph-properties fo:margin-top="0cm"/>
    </style:style>
    <style:style style:name="T20_1" style:family="text"/>
    <style:style style:name="P21" style:family="paragraph" style:parent-style-name="Standard">
      <style:paragraph-properties fo:margin-top="0cm"/>
    </style:style>
    <style:style style:name="P22" style:family="paragraph" style:parent-style-name="Standard">
      <style:paragraph-properties fo:margin-top="0cm"/>
    </style:style>
    <style:style style:name="T22_1" style:family="text">
      <style:text-properties fo:font-weight="bold" style:font-weight-asian="bold"/>
    </style:style>
    <style:style style:name="P23" style:family="paragraph" style:parent-style-name="Standard">
      <style:paragraph-properties fo:margin-top="0cm"/>
    </style:style>
    <style:style style:name="P24" style:family="paragraph" style:parent-style-name="Standard">
      <style:paragraph-properties fo:margin-top="0cm"/>
    </style:style>
    <style:style style:name="T24_1" style:family="text"/>
    <style:style style:name="T24_2" style:family="text" style:parent-style-name="Standard"/>
    <style:style style:name="P25" style:family="paragraph" style:parent-style-name="Normal"/>
    <style:style style:name="T25_1" style:family="text"/>
    <style:style style:name="P26" style:family="paragraph" style:parent-style-name="Standard">
      <style:paragraph-properties fo:margin-top="0cm"/>
    </style:style>
    <style:style style:name="P27" style:family="paragraph" style:parent-style-name="Standard">
      <style:paragraph-properties fo:margin-top="0cm"/>
    </style:style>
    <style:style style:name="T27_1" style:family="text">
      <style:text-properties fo:font-weight="bold" style:font-weight-asian="bold"/>
    </style:style>
    <style:style style:name="P28" style:family="paragraph" style:parent-style-name="Standard">
      <style:paragraph-properties fo:margin-top="0cm"/>
      <style:text-properties fo:font-weight="bold" style:font-weight-asian="bold"/>
    </style:style>
    <style:style style:name="P29" style:family="paragraph" style:parent-style-name="Standard">
      <style:paragraph-properties fo:margin-top="0cm"/>
    </style:style>
    <style:style style:name="T29_1" style:family="text"/>
    <style:style style:name="P30" style:family="paragraph" style:parent-style-name="Standard">
      <style:paragraph-properties fo:margin-top="0cm"/>
    </style:style>
    <style:style style:name="P31" style:family="paragraph" style:parent-style-name="Standard">
      <style:paragraph-properties fo:margin-top="0cm"/>
    </style:style>
    <style:style style:name="T31_1" style:family="text">
      <style:text-properties fo:font-weight="bold" style:font-weight-asian="bold"/>
    </style:style>
    <style:style style:name="P32" style:family="paragraph" style:parent-style-name="Standard">
      <style:paragraph-properties fo:margin-top="0cm"/>
    </style:style>
    <style:style style:name="P33" style:family="paragraph" style:parent-style-name="Standard">
      <style:paragraph-properties fo:margin-top="0cm"/>
    </style:style>
    <style:style style:name="P34" style:family="paragraph" style:parent-style-name="Standard">
      <style:paragraph-properties fo:margin-top="0cm"/>
    </style:style>
    <style:style style:name="P35" style:family="paragraph" style:parent-style-name="Standard">
      <style:paragraph-properties fo:margin-top="0cm"/>
    </style:style>
    <style:style style:name="P36" style:family="paragraph" style:parent-style-name="Standard">
      <style:paragraph-properties fo:margin-top="0cm"/>
    </style:style>
    <style:style style:name="P37" style:family="paragraph" style:parent-style-name="Standard">
      <style:paragraph-properties fo:margin-top="0cm"/>
    </style:style>
    <style:style style:name="P38" style:family="paragraph" style:parent-style-name="Standard">
      <style:paragraph-properties fo:margin-top="0cm"/>
    </style:style>
    <style:style style:name="P39" style:family="paragraph" style:parent-style-name="Standard">
      <style:paragraph-properties fo:margin-top="0cm"/>
    </style:style>
    <style:style style:name="P40" style:family="paragraph" style:parent-style-name="Standard">
      <style:paragraph-properties fo:margin-top="0cm"/>
    </style:style>
    <style:style style:name="P41" style:family="paragraph" style:parent-style-name="Standard">
      <style:paragraph-properties fo:margin-top="0cm"/>
    </style:style>
    <style:style style:name="T41_1" style:family="text"/>
    <style:style style:name="T41_2" style:family="text"/>
    <style:style style:name="T41_3" style:family="text" style:parent-style-name="Standard"/>
    <style:style style:name="P42" style:family="paragraph" style:parent-style-name="Normal"/>
    <style:style style:name="T42_1" style:family="text"/>
    <style:style style:name="T42_2" style:family="text" style:parent-style-name="Standard"/>
    <style:style style:name="P43" style:family="paragraph" style:parent-style-name="Normal"/>
    <style:style style:name="T43_1" style:family="text"/>
    <style:style style:name="P44" style:family="paragraph" style:parent-style-name="Standard">
      <style:paragraph-properties fo:margin-top="0cm"/>
    </style:style>
    <style:style style:name="P45" style:family="paragraph" style:parent-style-name="Standard">
      <style:paragraph-properties fo:margin-top="0cm"/>
    </style:style>
    <style:style style:name="T45_1" style:family="text"/>
    <style:style style:name="T45_2" style:family="text" style:parent-style-name="Standard"/>
    <style:style style:name="P46" style:family="paragraph" style:parent-style-name="Normal"/>
    <style:style style:name="T46_1" style:family="text"/>
    <style:style style:name="T46_2" style:family="text" style:parent-style-name="Standard"/>
    <style:style style:name="P47" style:family="paragraph" style:parent-style-name="Normal"/>
    <style:style style:name="T47_1" style:family="text"/>
    <style:style style:name="P48" style:family="paragraph" style:parent-style-name="Standard">
      <style:paragraph-properties fo:margin-top="0cm"/>
    </style:style>
    <style:style style:name="P49" style:family="paragraph" style:parent-style-name="Standard">
      <style:paragraph-properties fo:margin-top="0cm"/>
    </style:style>
    <style:style style:name="T49_1" style:family="text">
      <style:text-properties fo:font-weight="bold" style:font-weight-asian="bold"/>
    </style:style>
    <style:style style:name="P50" style:family="paragraph" style:parent-style-name="Standard">
      <style:paragraph-properties fo:margin-top="0cm"/>
      <style:text-properties fo:font-weight="bold" style:font-weight-asian="bold"/>
    </style:style>
    <style:style style:name="P51" style:family="paragraph" style:parent-style-name="Standard">
      <style:paragraph-properties fo:margin-top="0cm"/>
    </style:style>
    <style:style style:name="T51_1" style:family="text"/>
    <style:style style:name="T51_2" style:family="text" style:parent-style-name="Standard"/>
    <style:style style:name="P52" style:family="paragraph" style:parent-style-name="Normal"/>
    <style:style style:name="T52_1" style:family="text"/>
    <style:style style:name="T52_2" style:family="text" style:parent-style-name="Standard"/>
    <style:style style:name="P53" style:family="paragraph" style:parent-style-name="Normal"/>
    <style:style style:name="T53_1" style:family="text"/>
    <style:style style:name="P54" style:family="paragraph" style:parent-style-name="Standard">
      <style:paragraph-properties fo:margin-top="0cm"/>
    </style:style>
    <style:style style:name="P55" style:family="paragraph" style:parent-style-name="Standard">
      <style:paragraph-properties fo:margin-top="0cm"/>
    </style:style>
    <style:style style:name="T55_1" style:family="text">
      <style:text-properties fo:font-weight="bold" style:font-weight-asian="bold"/>
    </style:style>
    <style:style style:name="P56" style:family="paragraph" style:parent-style-name="Standard">
      <style:paragraph-properties fo:margin-top="0cm"/>
      <style:text-properties fo:font-weight="bold" style:font-weight-asian="bold"/>
    </style:style>
    <style:style style:name="P57" style:family="paragraph" style:parent-style-name="Standard">
      <style:paragraph-properties fo:margin-top="0cm"/>
    </style:style>
    <style:style style:name="T57_1" style:family="text"/>
    <style:style style:name="T57_2" style:family="text" style:parent-style-name="Standard"/>
    <style:style style:name="P58" style:family="paragraph" style:parent-style-name="Normal"/>
    <style:style style:name="T58_1" style:family="text"/>
    <style:style style:name="T58_2" style:family="text" style:parent-style-name="Standard"/>
    <style:style style:name="P59" style:family="paragraph" style:parent-style-name="Normal"/>
    <style:style style:name="T59_1" style:family="text"/>
    <style:style style:name="P60" style:family="paragraph" style:parent-style-name="Standard">
      <style:paragraph-properties fo:margin-top="0cm"/>
    </style:style>
    <style:style style:name="P61" style:family="paragraph" style:parent-style-name="Standard">
      <style:paragraph-properties fo:margin-top="0cm"/>
    </style:style>
    <style:style style:name="T61_1" style:family="text">
      <style:text-properties fo:font-weight="bold" style:font-weight-asian="bold"/>
    </style:style>
    <style:style style:name="P62" style:family="paragraph" style:parent-style-name="Standard">
      <style:paragraph-properties fo:margin-top="0cm"/>
      <style:text-properties fo:font-weight="bold" style:font-weight-asian="bold"/>
    </style:style>
    <style:style style:name="P63" style:family="paragraph" style:parent-style-name="Standard">
      <style:paragraph-properties fo:margin-top="0cm"/>
    </style:style>
    <style:style style:name="T63_1" style:family="text"/>
    <style:style style:name="T63_2" style:family="text" style:parent-style-name="Standard"/>
    <style:style style:name="P64" style:family="paragraph" style:parent-style-name="Normal"/>
    <style:style style:name="T64_1" style:family="text"/>
    <style:style style:name="T64_2" style:family="text" style:parent-style-name="Standard"/>
    <style:style style:name="P65" style:family="paragraph" style:parent-style-name="Normal"/>
    <style:style style:name="T65_1" style:family="text"/>
    <style:style style:name="P66" style:family="paragraph" style:parent-style-name="Standard">
      <style:paragraph-properties fo:margin-top="0cm"/>
    </style:style>
    <style:style style:name="P67" style:family="paragraph" style:parent-style-name="Standard">
      <style:paragraph-properties fo:margin-top="0cm"/>
    </style:style>
    <style:style style:name="T67_1" style:family="text">
      <style:text-properties fo:font-weight="bold" style:font-weight-asian="bold"/>
    </style:style>
    <style:style style:name="T67_2" style:family="text" style:parent-style-name="Standard"/>
    <style:style style:name="P68" style:family="paragraph" style:parent-style-name="Normal"/>
    <style:style style:name="T68_1" style:family="text"/>
    <style:style style:name="T68_2" style:family="text" style:parent-style-name="Standard"/>
    <style:style style:name="P69" style:family="paragraph" style:parent-style-name="Normal"/>
    <style:style style:name="T69_1" style:family="text"/>
    <style:style style:name="P70" style:family="paragraph" style:parent-style-name="Standard">
      <style:paragraph-properties fo:margin-top="0cm"/>
      <style:text-properties fo:font-weight="bold" style:font-weight-asian="bold"/>
    </style:style>
    <style:style style:name="P71" style:family="paragraph" style:parent-style-name="Standard">
      <style:paragraph-properties fo:margin-top="0cm"/>
    </style:style>
    <style:style style:name="T71_1" style:family="text"/>
    <style:style style:name="T71_2" style:family="text" style:parent-style-name="Standard"/>
    <style:style style:name="P72" style:family="paragraph" style:parent-style-name="Normal"/>
    <style:style style:name="T72_1" style:family="text"/>
    <style:style style:name="T72_2" style:family="text" style:parent-style-name="Standard"/>
    <style:style style:name="P73" style:family="paragraph" style:parent-style-name="Normal"/>
    <style:style style:name="T73_1" style:family="text"/>
    <style:style style:name="T73_2" style:family="text" style:parent-style-name="Standard"/>
    <style:style style:name="P74" style:family="paragraph" style:parent-style-name="Normal"/>
    <style:style style:name="T74_1" style:family="text"/>
    <style:style style:name="T74_2" style:family="text" style:parent-style-name="Standard"/>
    <style:style style:name="P75" style:family="paragraph" style:parent-style-name="Normal"/>
    <style:style style:name="T75_1" style:family="text"/>
    <style:style style:name="P76" style:family="paragraph" style:parent-style-name="Standard">
      <style:paragraph-properties fo:margin-top="0cm"/>
    </style:style>
    <style:style style:name="P77" style:family="paragraph" style:parent-style-name="Standard">
      <style:paragraph-properties fo:margin-top="0cm"/>
    </style:style>
    <style:style style:name="T77_1" style:family="text">
      <style:text-properties fo:font-weight="bold" style:font-weight-asian="bold"/>
    </style:style>
    <style:style style:name="T77_2" style:family="text" style:parent-style-name="Standard"/>
    <style:style style:name="P78" style:family="paragraph" style:parent-style-name="Normal"/>
    <style:style style:name="T78_1" style:family="text"/>
    <style:style style:name="T78_2" style:family="text" style:parent-style-name="Standard"/>
    <style:style style:name="P79" style:family="paragraph" style:parent-style-name="Normal"/>
    <style:style style:name="T79_1" style:family="text"/>
    <style:style style:name="T79_2" style:family="text" style:parent-style-name="Standard"/>
    <style:style style:name="P80" style:family="paragraph" style:parent-style-name="Normal"/>
    <style:style style:name="T80_1" style:family="text"/>
    <style:style style:name="T80_2" style:family="text" style:parent-style-name="Standard"/>
    <style:style style:name="P81" style:family="paragraph" style:parent-style-name="Normal"/>
    <style:style style:name="T81_1" style:family="text"/>
    <style:style style:name="P82" style:family="paragraph" style:parent-style-name="Standard">
      <style:paragraph-properties fo:margin-top="0cm"/>
      <style:text-properties fo:font-weight="bold" style:font-weight-asian="bold"/>
    </style:style>
    <style:style style:name="P83" style:family="paragraph" style:parent-style-name="Standard">
      <style:paragraph-properties fo:margin-top="0cm"/>
    </style:style>
    <style:style style:name="T83_1" style:family="text"/>
    <style:style style:name="T83_2" style:family="text" style:parent-style-name="Standard"/>
    <style:style style:name="P84" style:family="paragraph" style:parent-style-name="Normal"/>
    <style:style style:name="T84_1" style:family="text"/>
    <style:style style:name="T84_2" style:family="text" style:parent-style-name="Standard"/>
    <style:style style:name="P85" style:family="paragraph" style:parent-style-name="Normal"/>
    <style:style style:name="T85_1" style:family="text"/>
    <style:style style:name="P86" style:family="paragraph" style:parent-style-name="Standard">
      <style:paragraph-properties fo:margin-top="0cm"/>
    </style:style>
    <style:style style:name="P87" style:family="paragraph" style:parent-style-name="Standard">
      <style:paragraph-properties fo:margin-top="0cm"/>
    </style:style>
    <style:style style:name="T87_1" style:family="text">
      <style:text-properties fo:font-weight="bold" style:font-weight-asian="bold"/>
    </style:style>
    <style:style style:name="T87_2" style:family="text" style:parent-style-name="Standard"/>
    <style:style style:name="P88" style:family="paragraph" style:parent-style-name="Normal"/>
    <style:style style:name="T88_1" style:family="text"/>
    <style:style style:name="T88_2" style:family="text">
      <style:text-properties fo:font-weight="bold" style:font-weight-asian="bold"/>
    </style:style>
    <style:style style:name="T88_3" style:family="text">
      <style:text-properties fo:font-weight="bold" style:font-weight-asian="bold"/>
    </style:style>
    <style:style style:name="T88_4" style:family="text" style:parent-style-name="Standard"/>
    <style:style style:name="P89" style:family="paragraph" style:parent-style-name="Normal"/>
    <style:style style:name="T89_1" style:family="text"/>
    <style:style style:name="T89_2" style:family="text" style:parent-style-name="Standard"/>
    <style:style style:name="P90" style:family="paragraph" style:parent-style-name="Normal"/>
    <style:style style:name="T90_1" style:family="text"/>
    <style:style style:name="T90_2" style:family="text" style:parent-style-name="Standard"/>
    <style:style style:name="P91" style:family="paragraph" style:parent-style-name="Normal"/>
    <style:style style:name="T91_1" style:family="text"/>
    <style:style style:name="P92" style:family="paragraph" style:parent-style-name="Standard">
      <style:paragraph-properties fo:margin-top="0cm"/>
      <style:text-properties fo:font-weight="bold" style:font-weight-asian="bold"/>
    </style:style>
    <style:style style:name="P93" style:family="paragraph" style:parent-style-name="Standard">
      <style:paragraph-properties fo:margin-top="0cm"/>
    </style:style>
    <style:style style:name="T93_1" style:family="text">
      <style:text-properties fo:font-weight="bold" style:font-weight-asian="bold"/>
    </style:style>
    <style:style style:name="P94" style:family="paragraph" style:parent-style-name="Standard">
      <style:paragraph-properties fo:margin-top="0cm"/>
    </style:style>
    <style:style style:name="P95" style:family="paragraph" style:parent-style-name="Standard">
      <style:paragraph-properties fo:margin-top="0cm"/>
    </style:style>
    <style:style style:name="P96" style:family="paragraph" style:parent-style-name="Standard">
      <style:paragraph-properties fo:margin-top="0cm"/>
      <style:text-properties fo:font-weight="bold" style:font-weight-asian="bold"/>
    </style:style>
    <style:style style:name="P97" style:family="paragraph" style:parent-style-name="Standard">
      <style:paragraph-properties fo:margin-top="0cm"/>
      <style:text-properties fo:font-weight="bold" style:font-weight-asian="bold"/>
    </style:style>
    <style:style style:name="P98" style:family="paragraph" style:parent-style-name="Standard">
      <style:paragraph-properties fo:margin-top="0cm"/>
    </style:style>
    <style:style style:name="P99" style:family="paragraph" style:parent-style-name="Standard">
      <style:paragraph-properties fo:margin-top="0cm"/>
    </style:style>
    <style:style style:name="P100" style:family="paragraph" style:parent-style-name="Standard">
      <style:paragraph-properties fo:margin-top="0cm"/>
    </style:style>
    <style:style style:name="P101" style:family="paragraph" style:parent-style-name="Standard">
      <style:paragraph-properties fo:margin-top="0cm"/>
      <style:text-properties fo:font-weight="bold" style:font-weight-asian="bold"/>
    </style:style>
    <style:style style:name="P102" style:family="paragraph" style:parent-style-name="Standard">
      <style:paragraph-properties fo:margin-top="0cm" fo:margin-bottom="0cm"/>
    </style:style>
  </office:automatic-styles>
  <office:body>
    <office:text>
      <text:p text:style-name="P1"><text:span text:style-name="T1_1">Questions</text:span></text:p>
      <text:p text:style-name="P2"/>
      <text:p text:style-name="P3"><text:span text:style-name="T3_1">Physiotherapist:<text:s/>Ronan<text:s/>Buckly</text:span></text:p>
      <text:p text:style-name="P4"/>
      <text:p text:style-name="P5"><text:span text:style-name="T5_1">How<text:s/>should<text:s/>the<text:s/>activity<text:s/>be<text:s/>measured<text:s/>in<text:s/>their<text:s/>opinion<text:s/>:
</text:span><text:span text:style-name="T5_2"><office:annotation><dc:creator>Grammarly</dc:creator><text:p text:style-name="P6"><text:span text:style-name="T6_1">Inserted:<text:s/>the<text:s/></text:span></text:p></office:annotation></text:span></text:p>
      <text:p text:style-name="P7"/>
      <text:p text:style-name="P8"><text:span text:style-name="T8_1">Fitbit<text:s/>watches<text:s/>or<text:s/>inbuilt<text:s/>app<text:s/>on<text:s/>apple<text:s/>phones<text:s/>(health)<text:s/>which<text:s/>automatically<text:s/>records<text:s/>a<text:s/>person's<text:s/>steps<text:s/>but<text:s/>only<text:s/>when<text:s/>the<text:s/>phone<text:s/>is<text:s/>being<text:s/>held.
</text:span><text:span text:style-name="T8_2"><office:annotation><dc:creator>Grammarly</dc:creator><text:p text:style-name="P9"><text:span text:style-name="T9_1">Inserted:<text:s/>es</text:span></text:p></office:annotation></text:span><text:span text:style-name="T9_2"><office:annotation><dc:creator>Grammarly</dc:creator><text:p text:style-name="P10"><text:span text:style-name="T10_1">Deleted:i</text:span></text:p></office:annotation></text:span></text:p>
      <text:p text:style-name="P11"/>
      <text:p text:style-name="P12"><text:span text:style-name="T12_1">What<text:s/>day<text:s/>to<text:s/>day<text:s/>physical<text:s/>activity<text:s/>would<text:s/>they<text:s/>recommend<text:s/>for<text:s/>a<text:s/>patient<text:s/>with<text:s/>CF?<text:s/>What<text:s/>kind<text:s/>of<text:s/>sports<text:s/>would<text:s/>help<text:s/>improve<text:s/>or<text:s/>maintain<text:s/>a<text:s/>patient's<text:s/>overall<text:s/>physical<text:s/>activity?
</text:span><text:span text:style-name="T12_2"><office:annotation><dc:creator>Grammarly</dc:creator><text:p text:style-name="P13"><text:span text:style-name="T13_1">Inserted:<text:s/>?</text:span></text:p></office:annotation></text:span><text:span text:style-name="T13_2"><office:annotation><dc:creator>Grammarly</dc:creator><text:p text:style-name="P14"><text:span text:style-name="T14_1">Inserted:<text:s/>?</text:span></text:p></office:annotation></text:span><text:span text:style-name="T14_2"><office:annotation><dc:creator>Grammarly</dc:creator><text:p text:style-name="P15"><text:span text:style-name="T15_1">Deleted:.</text:span></text:p></office:annotation></text:span><text:span text:style-name="T15_2"><office:annotation><dc:creator>Grammarly</dc:creator><text:p text:style-name="P16"><text:span text:style-name="T16_1">Deleted:.</text:span></text:p></office:annotation></text:span></text:p>
      <text:p text:style-name="P17"/>
      <text:p text:style-name="P18"><text:span text:style-name="T18_1">Skipping<text:s/>as<text:s/>this<text:s/>shakes<text:s/>the<text:s/>lungs<text:s/>at<text:s/>a<text:s/>high<text:s/>intensity,<text:s/>jumping<text:s/>on<text:s/>trampoline,<text:s/>jogging<text:s/>and<text:s/>walking<text:s/>as<text:s/>this<text:s/>raises<text:s/>the<text:s/>heartbeat.<text:s/>Football<text:s/>or<text:s/>athletics<text:s/>would<text:s/>help<text:s/>the<text:s/>patient<text:s/>maintain<text:s/>fitness<text:s/>and<text:s/>strength,<text:s/>dancing<text:s/>would<text:s/>help<text:s/>introduce<text:s/>more<text:s/>oxygen<text:s/>into<text:s/>the<text:s/>lungs<text:s/>at<text:s/>an<text:s/>ideal<text:s/>pace,<text:s/>however<text:s/>it<text:s/>depends<text:s/>on<text:s/>the<text:s/>patient’s<text:s/>ability.<text:s/>Tennis<text:s/>may<text:s/>be<text:s/>more<text:s/>suitable<text:s/>to<text:s/>sickly<text:s/>patients<text:s/>as<text:s/>it<text:s/>would<text:s/>stretch<text:s/>arm<text:s/>and<text:s/>chest<text:s/>muscles<text:s/>and<text:s/>provide<text:s/>them<text:s/>with<text:s/>light<text:s/>movement.</text:span></text:p>
      <text:p text:style-name="P19"/>
      <text:p text:style-name="P20"><text:span text:style-name="T20_1">What<text:s/>would<text:s/>their<text:s/>thoughts<text:s/>be<text:s/>on<text:s/>integrating<text:s/>how<text:s/>often<text:s/>a<text:s/>patient<text:s/>uses<text:s/>their<text:s/>Acapella<text:s/>with<text:s/>the<text:s/>application<text:s/>showing<text:s/>a<text:s/>history<text:s/>since<text:s/>their<text:s/>last<text:s/>visit.</text:span></text:p>
      <text:p text:style-name="P21"/>
      <text:p text:style-name="P22"><text:span text:style-name="T22_1">This<text:s/>would<text:s/>be<text:s/>beneficial<text:s/>as<text:s/>they<text:s/>can<text:s/>view<text:s/>how<text:s/>many<text:s/>times<text:s/>they<text:s/>have<text:s/>done<text:s/>their<text:s/>physio<text:s/>and<text:s/>if<text:s/>it<text:s/>has<text:s/>been<text:s/>less<text:s/>than<text:s/>usual<text:s/>they<text:s/>can<text:s/>compare<text:s/>this<text:s/>with<text:s/>their<text:s/>lung<text:s/>function<text:s/>to<text:s/>see<text:s/>if<text:s/>its<text:s/>decreased<text:s/>and<text:s/>it<text:s/>would<text:s/>allow<text:s/>them<text:s/>to<text:s/>adjust<text:s/>their<text:s/>physio<text:s/>needs<text:s/>efficiently<text:s/>with<text:s/>the<text:s/>lung<text:s/>function.</text:span></text:p>
      <text:p text:style-name="P23"/>
      <text:p text:style-name="P24"><text:span text:style-name="T24_1">If<text:s/>a<text:s/>spirometry<text:s/>could<text:s/>be<text:s/>made<text:s/>to<text:s/>accurately<text:s/>measure<text:s/>the<text:s/>lung<text:s/>functionality<text:s/>once<text:s/>a<text:s/>week<text:s/>would<text:s/>this<text:s/>help<text:s/>when<text:s/>a<text:s/>patient<text:s/>has<text:s/>their<text:s/>appointed<text:s/>visit.
</text:span><text:span text:style-name="T24_2"><office:annotation><dc:creator>Grammarly</dc:creator><text:p text:style-name="P25"><text:span text:style-name="T25_1">Inserted:<text:s/>i</text:span></text:p></office:annotation></text:span></text:p>
      <text:p text:style-name="P26"/>
      <text:p text:style-name="P27"><text:span text:style-name="T27_1">Yes,<text:s/>it<text:s/>would<text:s/>allow<text:s/>the<text:s/>doctor<text:s/>to<text:s/>investigate<text:s/>why<text:s/>it<text:s/>may<text:s/>be<text:s/>lower<text:s/>on<text:s/>certain<text:s/>weeks<text:s/>opposed<text:s/>to<text:s/>others.<text:s/>They<text:s/>can<text:s/>take<text:s/>into<text:s/>account<text:s/>external<text:s/>factors<text:s/>e.g.<text:s/>exercise,<text:s/>physio<text:s/>being<text:s/>done<text:s/>that<text:s/>week<text:s/>and<text:s/>compare<text:s/>results.<text:s/>Advice<text:s/>can<text:s/>then<text:s/>be<text:s/>recommended<text:s/>to<text:s/>the<text:s/>patient<text:s/>on<text:s/>their<text:s/>treatment<text:s/>for<text:s/>the<text:s/>future<text:s/>and<text:s/>can<text:s/>be<text:s/>adjusted<text:s/>when<text:s/>needed.</text:span></text:p>
      <text:p text:style-name="P28"/>
      <text:p text:style-name="P29"><text:span text:style-name="T29_1">Any<text:s/>recommendations<text:s/>or<text:s/>thoughts<text:s/>they<text:s/>have<text:s/>would<text:s/>be<text:s/>greatly<text:s/>appreciated.</text:span></text:p>
      <text:p text:style-name="P30"/>
      <text:p text:style-name="P31"><text:span text:style-name="T31_1">Have<text:s/>a<text:s/>way<text:s/>to<text:s/>monitor<text:s/>oxygen<text:s/>levels<text:s/>and<text:s/>your<text:s/>heart<text:s/>rate.<text:s/>These<text:s/>levels<text:s/>are<text:s/>monitored<text:s/>closely<text:s/>in<text:s/>patients<text:s/>with<text:s/>cf<text:s/>and<text:s/>can<text:s/>tie<text:s/>into<text:s/>a<text:s/>patient's<text:s/>overall<text:s/>picture<text:s/>of<text:s/>health.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1_1">Dietitian:</text:span><text:span text:style-name="T41_2"><text:s/>Lynda<text:s/>o<text:s/>Shaughnessy
</text:span><text:span text:style-name="T41_3"><office:annotation><dc:creator>Grammarly</dc:creator><text:p text:style-name="P42"><text:span text:style-name="T42_1">Inserted:<text:s/>S</text:span></text:p></office:annotation></text:span><text:span text:style-name="T42_2"><office:annotation><dc:creator>Grammarly</dc:creator><text:p text:style-name="P43"><text:span text:style-name="T43_1">Deleted:s</text:span></text:p></office:annotation></text:span></text:p>
      <text:p text:style-name="P44"/>
      <text:p text:style-name="P45"><text:span text:style-name="T45_1">What<text:s/>do<text:s/>you<text:s/>use<text:s/>to<text:s/>monitor<text:s/>patients<text:s/>with<text:s/>CF's<text:s/>dietary<text:s/>requirements?
</text:span><text:span text:style-name="T45_2"><office:annotation><dc:creator>Grammarly</dc:creator><text:p text:style-name="P46"><text:span text:style-name="T46_1">Inserted:<text:s/>?</text:span></text:p></office:annotation></text:span><text:span text:style-name="T46_2"><office:annotation><dc:creator>Grammarly</dc:creator><text:p text:style-name="P47"><text:span text:style-name="T47_1">Deleted:.</text:span></text:p></office:annotation></text:span></text:p>
      <text:p text:style-name="P48"/>
      <text:p text:style-name="P49"><text:span text:style-name="T49_1">They<text:s/>sit<text:s/>down<text:s/>with<text:s/>the<text:s/>patients<text:s/>and<text:s/>have<text:s/>to<text:s/>trust<text:s/>them<text:s/>to<text:s/>tell<text:s/>the<text:s/>truth<text:s/>in<text:s/>what<text:s/>they<text:s/>have<text:s/>been<text:s/>eating<text:s/>and<text:s/>what<text:s/>supplements<text:s/>have<text:s/>been<text:s/>taken.<text:s/>They<text:s/>take<text:s/>note<text:s/>of<text:s/>it<text:s/>in<text:s/>their<text:s/>personal<text:s/>chart<text:s/>which<text:s/>may<text:s/>be<text:s/>difficult<text:s/>to<text:s/>source<text:s/>previous<text:s/>notes<text:s/>as<text:s/>a<text:s/>patient<text:s/>may<text:s/>have<text:s/>seen<text:s/>numerous<text:s/>other<text:s/>people<text:s/>who<text:s/>have<text:s/>written<text:s/>in<text:s/>there<text:s/>after<text:s/>the<text:s/>dietician.<text:s/>They<text:s/>are<text:s/>given<text:s/>a<text:s/>food<text:s/>diary<text:s/>to<text:s/>fill<text:s/>out<text:s/>once<text:s/>a<text:s/>year<text:s/>and<text:s/>it<text:s/>is<text:s/>assessed<text:s/>at<text:s/>their<text:s/>annual<text:s/>assessment.<text:s/>This<text:s/>just<text:s/>contains<text:s/>boxes<text:s/>and<text:s/>meal<text:s/>times<text:s/>where<text:s/>they<text:s/>just<text:s/>write<text:s/>in<text:s/>what<text:s/>they<text:s/>have<text:s/>eaten,<text:s/>drank<text:s/>and<text:s/>how<text:s/>many<text:s/>enzymes<text:s/>they<text:s/>have<text:s/>taken<text:s/>with<text:s/>this.</text:span></text:p>
      <text:p text:style-name="P50"/>
      <text:p text:style-name="P51"><text:span text:style-name="T51_1">What<text:s/>would<text:s/>they<text:s/>like<text:s/>to<text:s/>see<text:s/>in<text:s/>a<text:s/>diary<text:s/>specifically<text:s/>made<text:s/>for<text:s/>CF<text:s/>patients?
</text:span><text:span text:style-name="T51_2"><office:annotation><dc:creator>Grammarly</dc:creator><text:p text:style-name="P52"><text:span text:style-name="T52_1">Inserted:<text:s/>?</text:span></text:p></office:annotation></text:span><text:span text:style-name="T52_2"><office:annotation><dc:creator>Grammarly</dc:creator><text:p text:style-name="P53"><text:span text:style-name="T53_1">Deleted:.</text:span></text:p></office:annotation></text:span></text:p>
      <text:p text:style-name="P54"/>
      <text:p text:style-name="P55"><text:span text:style-name="T55_1">Easy<text:s/>to<text:s/>use<text:s/>and<text:s/>maybe<text:s/>a<text:s/>separate<text:s/>place<text:s/>to<text:s/>monitor<text:s/>medication<text:s/>taken<text:s/>daily.<text:s/>Perhaps<text:s/>a<text:s/>list<text:s/>of<text:s/>different<text:s/>food<text:s/>groups<text:s/>where<text:s/>they<text:s/>just<text:s/>have<text:s/>to<text:s/>tick<text:s/>what<text:s/>they<text:s/>have<text:s/>eaten<text:s/>and<text:s/>time<text:s/>they<text:s/>ate<text:s/>at<text:s/>recording<text:s/>how<text:s/>big<text:s/>of<text:s/>a<text:s/>portion<text:s/>they<text:s/>had<text:s/>of<text:s/>it.<text:s/>A<text:s/>complete<text:s/>record<text:s/>of<text:s/>what<text:s/>a<text:s/>patient<text:s/>eats<text:s/>day<text:s/>to<text:s/>day<text:s/>would<text:s/>be<text:s/>desirable.</text:span></text:p>
      <text:p text:style-name="P56"/>
      <text:p text:style-name="P57"><text:span text:style-name="T57_1">Should<text:s/>the<text:s/>diary<text:s/>provide<text:s/>advice?
</text:span><text:span text:style-name="T57_2"><office:annotation><dc:creator>Grammarly</dc:creator><text:p text:style-name="P58"><text:span text:style-name="T58_1">Inserted:<text:s/>?</text:span></text:p></office:annotation></text:span><text:span text:style-name="T58_2"><office:annotation><dc:creator>Grammarly</dc:creator><text:p text:style-name="P59"><text:span text:style-name="T59_1">Deleted:.</text:span></text:p></office:annotation></text:span></text:p>
      <text:p text:style-name="P60"/>
      <text:p text:style-name="P61"><text:span text:style-name="T61_1">Yes,<text:s/>it<text:s/>should<text:s/>provide<text:s/>guidelines<text:s/>of<text:s/>what<text:s/>they<text:s/>should<text:s/>be<text:s/>eating<text:s/>and<text:s/>replacements<text:s/>for<text:s/>food<text:s/>that<text:s/>they<text:s/>have<text:s/>not<text:s/>been<text:s/>eating.<text:s/>It<text:s/>should<text:s/>contain<text:s/>the<text:s/>food<text:s/>pyramid<text:s/>which<text:s/>they<text:s/>can<text:s/>refer<text:s/>to<text:s/>when<text:s/>planning<text:s/>their<text:s/>meal<text:s/>as<text:s/>it<text:s/>shows<text:s/>what<text:s/>nutrients<text:s/>and<text:s/>what<text:s/>portions<text:s/>of<text:s/>these<text:s/>nutrients<text:s/>they<text:s/>should<text:s/>be<text:s/>consuming<text:s/>every<text:s/>day.<text:s/>It<text:s/>is<text:s/>up<text:s/>to<text:s/>the<text:s/>dietician<text:s/>to<text:s/>adjust<text:s/>this<text:s/>to<text:s/>each<text:s/>patient<text:s/>and<text:s/>discuss<text:s/>with<text:s/>them<text:s/>what<text:s/>type<text:s/>of<text:s/>a<text:s/>balanced<text:s/>meal<text:s/>is<text:s/>right<text:s/>for<text:s/>them.
</text:span></text:p>
      <text:p text:style-name="P62"/>
      <text:p text:style-name="P63"><text:span text:style-name="T63_1">Should<text:s/>a<text:s/>calorie<text:s/>counter<text:s/>be<text:s/>used?
</text:span><text:span text:style-name="T63_2"><office:annotation><dc:creator>Grammarly</dc:creator><text:p text:style-name="P64"><text:span text:style-name="T64_1">Inserted:<text:s/>?</text:span></text:p></office:annotation></text:span><text:span text:style-name="T64_2"><office:annotation><dc:creator>Grammarly</dc:creator><text:p text:style-name="P65"><text:span text:style-name="T65_1">Deleted:.</text:span></text:p></office:annotation></text:span></text:p>
      <text:p text:style-name="P66"/>
      <text:p text:style-name="P67"><text:span text:style-name="T67_1">Yes,<text:s/>this<text:s/>would<text:s/>be<text:s/>helpful<text:s/>to<text:s/>compare<text:s/>with<text:s/>their<text:s/>weight<text:s/>gain<text:s/>as<text:s/>many<text:s/>cf<text:s/>patients<text:s/>suffer<text:s/>from<text:s/>weight<text:s/>gain<text:s/>due<text:s/>to<text:s/>their<text:s/>mucus<text:s/>in<text:s/>their<text:s/>pancreas<text:s/>reducing<text:s/>the<text:s/>efficiency<text:s/>of<text:s/>their<text:s/>natural<text:s/>enzymes.
</text:span><text:span text:style-name="T67_2"><office:annotation><dc:creator>Grammarly</dc:creator><text:p text:style-name="P68"><text:span text:style-name="T68_1">Inserted:<text:s/>from</text:span></text:p></office:annotation></text:span><text:span text:style-name="T68_2"><office:annotation><dc:creator>Grammarly</dc:creator><text:p text:style-name="P69"><text:span text:style-name="T69_1">Deleted:with</text:span></text:p></office:annotation></text:span></text:p>
      <text:p text:style-name="P70"/>
      <text:p text:style-name="P71"><text:span text:style-name="T71_1">Would<text:s/>a<text:s/>Creon<text:s/>counter<text:s/>be<text:s/>helpful?
</text:span><text:span text:style-name="T71_2"><office:annotation><dc:creator>Grammarly</dc:creator><text:p text:style-name="P72"><text:span text:style-name="T72_1">Inserted:<text:s/>?</text:span></text:p></office:annotation></text:span><text:span text:style-name="T72_2"><office:annotation><dc:creator>Grammarly</dc:creator><text:p text:style-name="P73"><text:span text:style-name="T73_1">Inserted:<text:s/>C</text:span></text:p></office:annotation></text:span><text:span text:style-name="T73_2"><office:annotation><dc:creator>Grammarly</dc:creator><text:p text:style-name="P74"><text:span text:style-name="T74_1">Deleted:c</text:span></text:p></office:annotation></text:span><text:span text:style-name="T74_2"><office:annotation><dc:creator>Grammarly</dc:creator><text:p text:style-name="P75"><text:span text:style-name="T75_1">Deleted:.</text:span></text:p></office:annotation></text:span></text:p>
      <text:p text:style-name="P76"/>
      <text:p text:style-name="P77"><text:span text:style-name="T77_1">Yes,<text:s/>as<text:s/>every<text:s/>patient's<text:s/>Creon<text:s/>needs<text:s/>are<text:s/>different<text:s/>and<text:s/>it<text:s/>can<text:s/>show<text:s/>a<text:s/>dietician<text:s/>how<text:s/>much<text:s/>Creon<text:s/>they<text:s/>are<text:s/>taking<text:s/>every<text:s/>day<text:s/>and<text:s/>to<text:s/>show<text:s/>the<text:s/>patient<text:s/>how<text:s/>much<text:s/>they<text:s/>should<text:s/>be<text:s/>taking.
</text:span><text:span text:style-name="T77_2"><office:annotation><dc:creator>Grammarly</dc:creator><text:p text:style-name="P78"><text:span text:style-name="T78_1">Inserted:<text:s/>C</text:span></text:p></office:annotation></text:span><text:span text:style-name="T78_2"><office:annotation><dc:creator>Grammarly</dc:creator><text:p text:style-name="P79"><text:span text:style-name="T79_1">Inserted:<text:s/>C</text:span></text:p></office:annotation></text:span><text:span text:style-name="T79_2"><office:annotation><dc:creator>Grammarly</dc:creator><text:p text:style-name="P80"><text:span text:style-name="T80_1">Deleted:c</text:span></text:p></office:annotation></text:span><text:span text:style-name="T80_2"><office:annotation><dc:creator>Grammarly</dc:creator><text:p text:style-name="P81"><text:span text:style-name="T81_1">Deleted:c</text:span></text:p></office:annotation></text:span></text:p>
      <text:p text:style-name="P82"/>
      <text:p text:style-name="P83"><text:span text:style-name="T83_1">What<text:s/>would<text:s/>they<text:s/>like<text:s/>to<text:s/>see<text:s/>in<text:s/>a<text:s/>CF<text:s/>food<text:s/>diary?
</text:span><text:span text:style-name="T83_2"><office:annotation><dc:creator>Grammarly</dc:creator><text:p text:style-name="P84"><text:span text:style-name="T84_1">Inserted:<text:s/>?</text:span></text:p></office:annotation></text:span><text:span text:style-name="T84_2"><office:annotation><dc:creator>Grammarly</dc:creator><text:p text:style-name="P85"><text:span text:style-name="T85_1">Deleted:.</text:span></text:p></office:annotation></text:span></text:p>
      <text:p text:style-name="P86"/>
      <text:p text:style-name="P87"><text:span text:style-name="T87_1">Depending<text:s/>on<text:s/>the<text:s/>patient's<text:s/>weight.<text:s/>In<text:s/>a<text:s/>slim<text:s/>patient,<text:s/>a</text:span><text:span text:style-name="T87_2"><office:annotation><dc:creator>Grammarly</dc:creator><text:p text:style-name="P88"><text:span text:style-name="T88_1">Inserted:<text:s/>,</text:span></text:p></office:annotation></text:span><text:span text:style-name="T88_2"><text:s/>dietitian</text:span><text:span text:style-name="T88_3"><text:s/>would<text:s/>like<text:s/>to<text:s/>see<text:s/>many<text:s/>fatty<text:s/>foods<text:s/>e.g.<text:s/>meat,<text:s/>carbohydrates<text:s/>e.g.<text:s/>bread,<text:s/>pasta.<text:s/>In<text:s/>an<text:s/>overweight<text:s/>patient,<text:s/>their<text:s/>diet<text:s/>should<text:s/>include<text:s/>unsaturated<text:s/>fats<text:s/>e.g.<text:s/>avocado,<text:s/>low-fat<text:s/>products<text:s/>e.g<text:s/>butter.<text:s/>In<text:s/>every<text:s/>patient<text:s/>iron,<text:s/>calcium,<text:s/>protein,<text:s/>vitamins,<text:s/>and<text:s/>water<text:s/>should<text:s/>be<text:s/>included<text:s/>in<text:s/>their<text:s/>diary.
</text:span><text:span text:style-name="T88_4"><office:annotation><dc:creator>Grammarly</dc:creator><text:p text:style-name="P89"><text:span text:style-name="T89_1">Inserted:<text:s/>,</text:span></text:p></office:annotation></text:span><text:span text:style-name="T89_2"><office:annotation><dc:creator>Grammarly</dc:creator><text:p text:style-name="P90"><text:span text:style-name="T90_1">Inserted:<text:s/>-</text:span></text:p></office:annotation></text:span><text:span text:style-name="T90_2"><office:annotation><dc:creator>Grammarly</dc:creator><text:p text:style-name="P91"><text:span text:style-name="T91_1">Inserted:<text:s/>,</text:span></text:p></office:annotation></text:span></text:p>
      <text:p text:style-name="P92"/>
      <text:p text:style-name="P93"><text:span text:style-name="T93_1"><text:s/>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dc:date>2017-11-01T11:50:24</dc:date>
    <meta:editing-cycles>2</meta:editing-cycles>
    <meta:editing-duration>PT1M</meta:editing-duration>
    <meta:document-statistic meta:page-count="3" meta:paragraph-count="26" meta:row-count="0" meta:word-count="757" meta:character-count="4309" meta:non-whitespace-character-count="3568"/>
  </office:meta>
</office:document-meta>
</file>